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currency" office:currency="EUR" office:value="300.33" calcext:value-type="currency">
            <text:p>300,3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SUM([.A1:.A2])" office:value-type="float" office:value="3" calcext:value-type="float">
            <text:p>3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.00.0000</text:date>, <text:time style:data-style-name="N2" text:time-value="0000-00-00T00:00:01.9190564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3-11-28T19:02:59.43</meta:creation-date>
    <dc:date>2013-11-29T09:57:10.863000000</dc:date>
    <meta:editing-duration>PT30S</meta:editing-duration>
    <meta:editing-cycles>2</meta:editing-cycles>
    <meta:generator>LibreOffice/4.1.3.2$Windows_x86 LibreOffice_project/70feb7d99726f064edab4605a8ab840c50ec57a</meta:generator>
    <meta:document-statistic meta:table-count="3" meta:cell-count="4" meta:object-count="0"/>
  </office:meta>
</office:document-meta>
</file>